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e6e6e6" fo:border="0.002cm solid #000000"/>
    </style:style>
    <style:style style:name="ce2" style:family="table-cell" style:parent-style-name="Default">
      <style:table-cell-properties fo:background-color="#ccffff" fo:border="0.002cm solid #000000"/>
    </style:style>
    <style:style style:name="ce3" style:family="table-cell" style:parent-style-name="Default">
      <style:table-cell-properties fo:background-color="#ffffff" fo:border="0.002cm solid #000000"/>
    </style:style>
    <style:style style:name="ce4" style:family="table-cell" style:parent-style-name="Default">
      <style:table-cell-properties fo:background-color="#ffff99" fo:border="0.002cm solid #000000"/>
    </style:style>
    <style:style style:name="ce5" style:family="table-cell" style:parent-style-name="Default">
      <style:table-cell-properties fo:background-color="#e6e6ff" fo:border="0.002cm solid #000000"/>
    </style:style>
    <style:style style:name="ce6" style:family="table-cell" style:parent-style-name="Default" style:data-style-name="N108">
      <style:table-cell-properties fo:background-color="#cccccc" fo:border="0.002cm solid #000000"/>
    </style:style>
    <style:style style:name="ce7" style:family="table-cell" style:parent-style-name="Default" style:data-style-name="N0">
      <style:table-cell-properties fo:background-color="#cccccc" fo:border="0.002cm solid #000000"/>
    </style:style>
    <style:style style:name="ce8" style:family="table-cell" style:parent-style-name="Default">
      <style:table-cell-properties fo:background-color="#ffcc99" fo:border="0.002cm solid #000000"/>
    </style:style>
    <style:style style:name="ce9" style:family="table-cell" style:parent-style-name="Default">
      <style:table-cell-properties fo:background-color="#cccccc" fo:border="0.002cm solid #000000"/>
    </style:style>
    <style:style style:name="ce10" style:family="table-cell" style:parent-style-name="Default" style:data-style-name="N2">
      <style:table-cell-properties fo:background-color="#cccccc" fo:border="0.002cm solid #000000"/>
    </style:style>
    <style:style style:name="ce11" style:family="table-cell" style:parent-style-name="Default" style:data-style-name="N109">
      <style:table-cell-properties fo:background-color="#cccccc" fo:border="0.002cm solid #000000"/>
    </style:style>
    <style:style style:name="ce12" style:family="table-cell" style:parent-style-name="Default" style:data-style-name="N108">
      <style:table-cell-properties fo:background-color="#ffff99" fo:border="0.002cm solid #000000"/>
      <style:text-properties fo:color="#0000ff" style:font-name="Arial" style:font-name-asian="AR PL UMing HK" style:font-name-complex="FreeSans"/>
    </style:style>
    <style:style style:name="ce13" style:family="table-cell" style:parent-style-name="Default">
      <style:table-cell-properties fo:background-color="#ffff99" fo:border="0.002cm solid #000000"/>
      <style:text-properties fo:color="#0000ff" style:font-name="Arial" style:font-name-asian="AR PL UMing HK" style:font-name-complex="FreeSans"/>
    </style:style>
    <style:style style:name="ce14" style:family="table-cell" style:parent-style-name="Default" style:data-style-name="N109">
      <style:table-cell-properties fo:background-color="#ffff99" fo:border="0.002cm solid #000000"/>
      <style:text-properties fo:color="#0000ff" style:font-name="Arial" style:font-name-asian="AR PL UMing HK" style:font-name-complex="FreeSans"/>
    </style:style>
    <style:style style:name="ce15" style:family="table-cell" style:parent-style-name="Default" style:data-style-name="N2">
      <style:table-cell-properties fo:background-color="#ffff99" fo:border="0.002cm solid #000000"/>
      <style:text-properties fo:color="#0000ff" style:font-name="Arial" style:font-name-asian="AR PL UMing HK" style:font-name-complex="FreeSans"/>
    </style:style>
  </office:automatic-styles>
  <office:body>
    <office:spreadsheet>
      <table:table table:name="mycp1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ce4"/>
        <table:table-column table:style-name="co1" table:default-cell-style-name="ce5"/>
        <table:table-column table:style-name="co1" table:default-cell-style-name="Default"/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ce1" office:value-type="string">
            <text:p>mycp1</text:p>
          </table:table-cell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 office:value-type="string">
            <text:p>real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sec</text:p>
          </table:table-cell>
          <table:table-cell table:style-name="ce2" office:value-type="string">
            <text:p>tot(seg)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77">
            <text:p>0,177</text:p>
          </table:table-cell>
          <table:table-cell table:formula="of:=[.C5]*60+[.D5]" office:value-type="float" office:value="0.177">
            <text:p>0,177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311">
            <text:p>0,311</text:p>
          </table:table-cell>
          <table:table-cell table:formula="of:=[.C6]*60+[.D6]" office:value-type="float" office:value="0.311">
            <text:p>0,311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177">
            <text:p>0,177</text:p>
          </table:table-cell>
          <table:table-cell table:formula="of:=[.C7]*60+[.D7]" office:value-type="float" office:value="0.177">
            <text:p>0,177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185">
            <text:p>0,185</text:p>
          </table:table-cell>
          <table:table-cell table:formula="of:=[.C8]*60+[.D8]" office:value-type="float" office:value="0.185">
            <text:p>0,185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177">
            <text:p>0,177</text:p>
          </table:table-cell>
          <table:table-cell table:formula="of:=[.C9]*60+[.D9]" office:value-type="float" office:value="0.177">
            <text:p>0,177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177">
            <text:p>0,177</text:p>
          </table:table-cell>
          <table:table-cell table:formula="of:=[.C10]*60+[.D10]" office:value-type="float" office:value="0.177">
            <text:p>0,177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.194">
            <text:p>0,194</text:p>
          </table:table-cell>
          <table:table-cell table:formula="of:=[.C11]*60+[.D11]" office:value-type="float" office:value="0.194">
            <text:p>0,194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194">
            <text:p>0,194</text:p>
          </table:table-cell>
          <table:table-cell table:formula="of:=[.C12]*60+[.D12]" office:value-type="float" office:value="0.194">
            <text:p>0,194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177">
            <text:p>0,177</text:p>
          </table:table-cell>
          <table:table-cell table:formula="of:=[.C13]*60+[.D13]" office:value-type="float" office:value="0.177">
            <text:p>0,177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85">
            <text:p>0,185</text:p>
          </table:table-cell>
          <table:table-cell table:formula="of:=[.C14]*60+[.D14]" office:value-type="float" office:value="0.185">
            <text:p>0,185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style-name="ce6" table:formula="of:=AVERAGE([.E5:.E8])" office:value-type="float" office:value="0.2125">
            <text:p>0,213</text:p>
          </table:table-cell>
          <table:table-cell table:style-name="ce8" office:value-type="string">
            <text:p>Média</text:p>
          </table:table-cell>
        </table:table-row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 office:value-type="string">
            <text:p>user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sec</text:p>
          </table:table-cell>
          <table:table-cell table:style-name="ce2" office:value-type="string">
            <text:p>tot(seg)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C18]*60+[.D18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[.C19]*60+[.D19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formula="of:=[.C20]*60+[.D20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formula="of:=[.C21]*60+[.D21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formula="of:=[.C22]*60+[.D22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formula="of:=[.C23]*60+[.D23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formula="of:=[.C24]*60+[.D24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formula="of:=[.C25]*60+[.D25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formula="of:=[.C26]*60+[.D26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formula="of:=[.C27]*60+[.D27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style-name="ce7" table:formula="of:=AVERAGE([.E18:.E21])" office:value-type="float" office:value="0">
            <text:p>0</text:p>
          </table:table-cell>
          <table:table-cell table:style-name="ce8" office:value-type="string">
            <text:p>Média</text:p>
          </table:table-cell>
        </table:table-row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 office:value-type="string">
            <text:p>sys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sec</text:p>
          </table:table-cell>
          <table:table-cell table:style-name="ce2" office:value-type="string">
            <text:p>tot(seg)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C31]*60+[.D31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[.C32]*60+[.D32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formula="of:=[.C33]*60+[.D33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formula="of:=[.C34]*60+[.D34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formula="of:=[.C35]*60+[.D35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formula="of:=[.C36]*60+[.D36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formula="of:=[.C37]*60+[.D37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formula="of:=[.C38]*60+[.D38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formula="of:=[.C39]*60+[.D39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formula="of:=[.C40]*60+[.D40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style-name="ce7" table:formula="of:=AVERAGE([.E31:.E34])" office:value-type="float" office:value="0">
            <text:p>0</text:p>
          </table:table-cell>
          <table:table-cell table:style-name="ce8" office:value-type="string">
            <text:p>Média</text:p>
          </table:table-cell>
        </table:table-row>
      </table:table>
      <table:table table:name="mycp2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ce4"/>
        <table:table-column table:style-name="co1" table:default-cell-style-name="ce5"/>
        <table:table-column table:style-name="co1" table:default-cell-style-name="Default"/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ce1" office:value-type="string">
            <text:p>mycp2</text:p>
          </table:table-cell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 office:value-type="string">
            <text:p>real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sec</text:p>
          </table:table-cell>
          <table:table-cell table:style-name="ce2" office:value-type="string">
            <text:p>tot(seg)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94">
            <text:p>0,194</text:p>
          </table:table-cell>
          <table:table-cell table:formula="of:=[.C5]*60+[.D5]" office:value-type="float" office:value="0.194">
            <text:p>0,194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077">
            <text:p>0,077</text:p>
          </table:table-cell>
          <table:table-cell table:formula="of:=[.C6]*60+[.D6]" office:value-type="float" office:value="0.077">
            <text:p>0,077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235">
            <text:p>0,235</text:p>
          </table:table-cell>
          <table:table-cell table:formula="of:=[.C7]*60+[.D7]" office:value-type="float" office:value="0.235">
            <text:p>0,235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177">
            <text:p>0,177</text:p>
          </table:table-cell>
          <table:table-cell table:formula="of:=[.C8]*60+[.D8]" office:value-type="float" office:value="0.177">
            <text:p>0,177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194">
            <text:p>0,194</text:p>
          </table:table-cell>
          <table:table-cell table:formula="of:=[.C9]*60+[.D9]" office:value-type="float" office:value="0.194">
            <text:p>0,194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193">
            <text:p>0,193</text:p>
          </table:table-cell>
          <table:table-cell table:formula="of:=[.C10]*60+[.D10]" office:value-type="float" office:value="0.193">
            <text:p>0,193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.194">
            <text:p>0,194</text:p>
          </table:table-cell>
          <table:table-cell table:formula="of:=[.C11]*60+[.D11]" office:value-type="float" office:value="0.194">
            <text:p>0,194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191">
            <text:p>0,191</text:p>
          </table:table-cell>
          <table:table-cell table:formula="of:=[.C12]*60+[.D12]" office:value-type="float" office:value="0.191">
            <text:p>0,191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193">
            <text:p>0,193</text:p>
          </table:table-cell>
          <table:table-cell table:formula="of:=[.C13]*60+[.D13]" office:value-type="float" office:value="0.193">
            <text:p>0,193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94">
            <text:p>0,194</text:p>
          </table:table-cell>
          <table:table-cell table:formula="of:=[.C14]*60+[.D14]" office:value-type="float" office:value="0.194">
            <text:p>0,194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style-name="ce6" table:formula="of:=AVERAGE([.E5:.E8])" office:value-type="float" office:value="0.17075">
            <text:p>0,171</text:p>
          </table:table-cell>
          <table:table-cell table:style-name="ce8" office:value-type="string">
            <text:p>Média</text:p>
          </table:table-cell>
        </table:table-row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 office:value-type="string">
            <text:p>user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sec</text:p>
          </table:table-cell>
          <table:table-cell table:style-name="ce2" office:value-type="string">
            <text:p>tot(seg)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C18]*60+[.D18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[.C19]*60+[.D19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formula="of:=[.C20]*60+[.D20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formula="of:=[.C21]*60+[.D21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formula="of:=[.C22]*60+[.D22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formula="of:=[.C23]*60+[.D23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formula="of:=[.C24]*60+[.D24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formula="of:=[.C25]*60+[.D25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formula="of:=[.C26]*60+[.D26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formula="of:=[.C27]*60+[.D27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style-name="ce7" table:formula="of:=AVERAGE([.E18:.E21])" office:value-type="float" office:value="0">
            <text:p>0</text:p>
          </table:table-cell>
          <table:table-cell table:style-name="ce8" office:value-type="string">
            <text:p>Média</text:p>
          </table:table-cell>
        </table:table-row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 office:value-type="string">
            <text:p>sys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sec</text:p>
          </table:table-cell>
          <table:table-cell table:style-name="ce2" office:value-type="string">
            <text:p>tot(seg)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C31]*60+[.D31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[.C32]*60+[.D32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formula="of:=[.C33]*60+[.D33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formula="of:=[.C34]*60+[.D34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formula="of:=[.C35]*60+[.D35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formula="of:=[.C36]*60+[.D36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formula="of:=[.C37]*60+[.D37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formula="of:=[.C38]*60+[.D38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formula="of:=[.C39]*60+[.D39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formula="of:=[.C40]*60+[.D40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style-name="ce7" table:formula="of:=AVERAGE([.E31:.E34])" office:value-type="float" office:value="0">
            <text:p>0</text:p>
          </table:table-cell>
          <table:table-cell table:style-name="ce8" office:value-type="string">
            <text:p>Média</text:p>
          </table:table-cell>
        </table:table-row>
      </table:table>
      <table:table table:name="mycp3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ce4"/>
        <table:table-column table:style-name="co1" table:default-cell-style-name="ce5"/>
        <table:table-column table:style-name="co1" table:default-cell-style-name="Default"/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ce1" office:value-type="string">
            <text:p>mycp3</text:p>
          </table:table-cell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string">
            <text:p>:</text:p>
          </table:table-cell>
          <table:table-cell table:style-name="Default" table:number-columns-repeated="3"/>
          <table:table-cell/>
        </table:table-row>
        <table:table-row table:style-name="ro1">
          <table:table-cell/>
          <table:table-cell table:style-name="ce2" office:value-type="string">
            <text:p>real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sec</text:p>
          </table:table-cell>
          <table:table-cell table:style-name="ce2" office:value-type="string">
            <text:p>tot(seg)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6">
            <text:p>0,06</text:p>
          </table:table-cell>
          <table:table-cell table:formula="of:=[.C5]*60+[.D5]" office:value-type="float" office:value="0.06">
            <text:p>0,06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294">
            <text:p>0,294</text:p>
          </table:table-cell>
          <table:table-cell table:formula="of:=[.C6]*60+[.D6]" office:value-type="float" office:value="0.294">
            <text:p>0,294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193">
            <text:p>0,193</text:p>
          </table:table-cell>
          <table:table-cell table:formula="of:=[.C7]*60+[.D7]" office:value-type="float" office:value="0.193">
            <text:p>0,193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195">
            <text:p>0,195</text:p>
          </table:table-cell>
          <table:table-cell table:formula="of:=[.C8]*60+[.D8]" office:value-type="float" office:value="0.195">
            <text:p>0,195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194">
            <text:p>0,194</text:p>
          </table:table-cell>
          <table:table-cell table:formula="of:=[.C9]*60+[.D9]" office:value-type="float" office:value="0.194">
            <text:p>0,194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194">
            <text:p>0,194</text:p>
          </table:table-cell>
          <table:table-cell table:formula="of:=[.C10]*60+[.D10]" office:value-type="float" office:value="0.194">
            <text:p>0,194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.194">
            <text:p>0,194</text:p>
          </table:table-cell>
          <table:table-cell table:formula="of:=[.C11]*60+[.D11]" office:value-type="float" office:value="0.194">
            <text:p>0,194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193">
            <text:p>0,193</text:p>
          </table:table-cell>
          <table:table-cell table:formula="of:=[.C12]*60+[.D12]" office:value-type="float" office:value="0.193">
            <text:p>0,193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194">
            <text:p>0,194</text:p>
          </table:table-cell>
          <table:table-cell table:formula="of:=[.C13]*60+[.D13]" office:value-type="float" office:value="0.194">
            <text:p>0,194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1">
            <text:p>0,21</text:p>
          </table:table-cell>
          <table:table-cell table:formula="of:=[.C14]*60+[.D14]" office:value-type="float" office:value="0.21">
            <text:p>0,21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style-name="ce6" table:formula="of:=AVERAGE([.E5:.E8])" office:value-type="float" office:value="0.1855">
            <text:p>0,186</text:p>
          </table:table-cell>
          <table:table-cell table:style-name="ce8" office:value-type="string">
            <text:p>Média</text:p>
          </table:table-cell>
        </table:table-row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 office:value-type="string">
            <text:p>user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sec</text:p>
          </table:table-cell>
          <table:table-cell table:style-name="ce2" office:value-type="string">
            <text:p>tot(seg)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C18]*60+[.D18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[.C19]*60+[.D19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formula="of:=[.C20]*60+[.D20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formula="of:=[.C21]*60+[.D21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formula="of:=[.C22]*60+[.D22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formula="of:=[.C23]*60+[.D23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formula="of:=[.C24]*60+[.D24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formula="of:=[.C25]*60+[.D25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formula="of:=[.C26]*60+[.D26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formula="of:=[.C27]*60+[.D27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style-name="ce7" table:formula="of:=AVERAGE([.E18:.E21])" office:value-type="float" office:value="0">
            <text:p>0</text:p>
          </table:table-cell>
          <table:table-cell table:style-name="ce8" office:value-type="string">
            <text:p>Média</text:p>
          </table:table-cell>
        </table:table-row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 office:value-type="string">
            <text:p>sys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sec</text:p>
          </table:table-cell>
          <table:table-cell table:style-name="ce2" office:value-type="string">
            <text:p>tot(seg)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C31]*60+[.D31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[.C32]*60+[.D32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formula="of:=[.C33]*60+[.D33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formula="of:=[.C34]*60+[.D34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formula="of:=[.C35]*60+[.D35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formula="of:=[.C36]*60+[.D36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formula="of:=[.C37]*60+[.D37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formula="of:=[.C38]*60+[.D38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formula="of:=[.C39]*60+[.D39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formula="of:=[.C40]*60+[.D40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style-name="ce7" table:formula="of:=AVERAGE([.E31:.E34])" office:value-type="float" office:value="0">
            <text:p>0</text:p>
          </table:table-cell>
          <table:table-cell table:style-name="ce8" office:value-type="string">
            <text:p>Média</text:p>
          </table:table-cell>
        </table:table-row>
      </table:table>
      <table:table table:name="mycp4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ce4"/>
        <table:table-column table:style-name="co1" table:default-cell-style-name="ce5"/>
        <table:table-column table:style-name="co1" table:default-cell-style-name="Default"/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ce1" office:value-type="string">
            <text:p>mycp4</text:p>
          </table:table-cell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 office:value-type="string">
            <text:p>real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sec</text:p>
          </table:table-cell>
          <table:table-cell table:style-name="ce2" office:value-type="string">
            <text:p>tot(seg)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94">
            <text:p>0,194</text:p>
          </table:table-cell>
          <table:table-cell table:formula="of:=[.C5]*60+[.D5]" office:value-type="float" office:value="0.194">
            <text:p>0,194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11">
            <text:p>0,11</text:p>
          </table:table-cell>
          <table:table-cell table:formula="of:=[.C6]*60+[.D6]" office:value-type="float" office:value="0.11">
            <text:p>0,11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169">
            <text:p>0,169</text:p>
          </table:table-cell>
          <table:table-cell table:formula="of:=[.C7]*60+[.D7]" office:value-type="float" office:value="0.169">
            <text:p>0,169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176">
            <text:p>0,176</text:p>
          </table:table-cell>
          <table:table-cell table:formula="of:=[.C8]*60+[.D8]" office:value-type="float" office:value="0.176">
            <text:p>0,176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177">
            <text:p>0,177</text:p>
          </table:table-cell>
          <table:table-cell table:formula="of:=[.C9]*60+[.D9]" office:value-type="float" office:value="0.177">
            <text:p>0,177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194">
            <text:p>0,194</text:p>
          </table:table-cell>
          <table:table-cell table:formula="of:=[.C10]*60+[.D10]" office:value-type="float" office:value="0.194">
            <text:p>0,194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.177">
            <text:p>0,177</text:p>
          </table:table-cell>
          <table:table-cell table:formula="of:=[.C11]*60+[.D11]" office:value-type="float" office:value="0.177">
            <text:p>0,177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177">
            <text:p>0,177</text:p>
          </table:table-cell>
          <table:table-cell table:formula="of:=[.C12]*60+[.D12]" office:value-type="float" office:value="0.177">
            <text:p>0,177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177">
            <text:p>0,177</text:p>
          </table:table-cell>
          <table:table-cell table:formula="of:=[.C13]*60+[.D13]" office:value-type="float" office:value="0.177">
            <text:p>0,177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93">
            <text:p>0,193</text:p>
          </table:table-cell>
          <table:table-cell table:formula="of:=[.C14]*60+[.D14]" office:value-type="float" office:value="0.193">
            <text:p>0,193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style-name="ce6" table:formula="of:=AVERAGE([.E5:.E8])" office:value-type="float" office:value="0.16225">
            <text:p>0,162</text:p>
          </table:table-cell>
          <table:table-cell table:style-name="ce8" office:value-type="string">
            <text:p>Média</text:p>
          </table:table-cell>
        </table:table-row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 office:value-type="string">
            <text:p>user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sec</text:p>
          </table:table-cell>
          <table:table-cell table:style-name="ce2" office:value-type="string">
            <text:p>tot(seg)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78">
            <text:p>0,78</text:p>
          </table:table-cell>
          <table:table-cell table:formula="of:=[.C18]*60+[.D18]" office:value-type="float" office:value="0.78">
            <text:p>0,78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808">
            <text:p>0,808</text:p>
          </table:table-cell>
          <table:table-cell table:formula="of:=[.C19]*60+[.D19]" office:value-type="float" office:value="0.808">
            <text:p>0,808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872">
            <text:p>0,872</text:p>
          </table:table-cell>
          <table:table-cell table:formula="of:=[.C20]*60+[.D20]" office:value-type="float" office:value="0.872">
            <text:p>0,872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784">
            <text:p>0,784</text:p>
          </table:table-cell>
          <table:table-cell table:formula="of:=[.C21]*60+[.D21]" office:value-type="float" office:value="0.784">
            <text:p>0,784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856">
            <text:p>0,856</text:p>
          </table:table-cell>
          <table:table-cell table:formula="of:=[.C22]*60+[.D22]" office:value-type="float" office:value="0.856">
            <text:p>0,856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948">
            <text:p>0,948</text:p>
          </table:table-cell>
          <table:table-cell table:formula="of:=[.C23]*60+[.D23]" office:value-type="float" office:value="0.948">
            <text:p>0,948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.824">
            <text:p>0,824</text:p>
          </table:table-cell>
          <table:table-cell table:formula="of:=[.C24]*60+[.D24]" office:value-type="float" office:value="0.824">
            <text:p>0,824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88">
            <text:p>0,88</text:p>
          </table:table-cell>
          <table:table-cell table:formula="of:=[.C25]*60+[.D25]" office:value-type="float" office:value="0.88">
            <text:p>0,88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952">
            <text:p>0,952</text:p>
          </table:table-cell>
          <table:table-cell table:formula="of:=[.C26]*60+[.D26]" office:value-type="float" office:value="0.952">
            <text:p>0,952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748">
            <text:p>0,748</text:p>
          </table:table-cell>
          <table:table-cell table:formula="of:=[.C27]*60+[.D27]" office:value-type="float" office:value="0.748">
            <text:p>0,748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style-name="ce9" table:formula="of:=AVERAGE([.E18:.E21])" office:value-type="float" office:value="0.811">
            <text:p>0,811</text:p>
          </table:table-cell>
          <table:table-cell table:style-name="ce8" office:value-type="string">
            <text:p>Média</text:p>
          </table:table-cell>
        </table:table-row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 office:value-type="string">
            <text:p>sys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sec</text:p>
          </table:table-cell>
          <table:table-cell table:style-name="ce2" office:value-type="string">
            <text:p>tot(seg)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184">
            <text:p>2,184</text:p>
          </table:table-cell>
          <table:table-cell table:formula="of:=[.C31]*60+[.D31]" office:value-type="float" office:value="2.184">
            <text:p>2,184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18">
            <text:p>2,18</text:p>
          </table:table-cell>
          <table:table-cell table:formula="of:=[.C32]*60+[.D32]" office:value-type="float" office:value="2.18">
            <text:p>2,18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.216">
            <text:p>2,216</text:p>
          </table:table-cell>
          <table:table-cell table:formula="of:=[.C33]*60+[.D33]" office:value-type="float" office:value="2.216">
            <text:p>2,216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.248">
            <text:p>2,248</text:p>
          </table:table-cell>
          <table:table-cell table:formula="of:=[.C34]*60+[.D34]" office:value-type="float" office:value="2.248">
            <text:p>2,248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.224">
            <text:p>2,224</text:p>
          </table:table-cell>
          <table:table-cell table:formula="of:=[.C35]*60+[.D35]" office:value-type="float" office:value="2.224">
            <text:p>2,224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.12">
            <text:p>2,12</text:p>
          </table:table-cell>
          <table:table-cell table:formula="of:=[.C36]*60+[.D36]" office:value-type="float" office:value="2.12">
            <text:p>2,12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.236">
            <text:p>2,236</text:p>
          </table:table-cell>
          <table:table-cell table:formula="of:=[.C37]*60+[.D37]" office:value-type="float" office:value="2.236">
            <text:p>2,236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.12">
            <text:p>2,12</text:p>
          </table:table-cell>
          <table:table-cell table:formula="of:=[.C38]*60+[.D38]" office:value-type="float" office:value="2.12">
            <text:p>2,12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.108">
            <text:p>2,108</text:p>
          </table:table-cell>
          <table:table-cell table:formula="of:=[.C39]*60+[.D39]" office:value-type="float" office:value="2.108">
            <text:p>2,108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.324">
            <text:p>2,324</text:p>
          </table:table-cell>
          <table:table-cell table:formula="of:=[.C40]*60+[.D40]" office:value-type="float" office:value="2.324">
            <text:p>2,324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style-name="ce10" table:formula="of:=AVERAGE([.E31:.E34])" office:value-type="float" office:value="2.207">
            <text:p>2,21</text:p>
          </table:table-cell>
          <table:table-cell table:style-name="ce8" office:value-type="string">
            <text:p>Média</text:p>
          </table:table-cell>
        </table:table-row>
      </table:table>
      <table:table table:name="cp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ce4"/>
        <table:table-column table:style-name="co1" table:default-cell-style-name="ce5"/>
        <table:table-column table:style-name="co1" table:default-cell-style-name="Default"/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ce1" office:value-type="string">
            <text:p>cp</text:p>
          </table:table-cell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 office:value-type="string">
            <text:p>real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sec</text:p>
          </table:table-cell>
          <table:table-cell table:style-name="ce2" office:value-type="string">
            <text:p>tot(seg)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351">
            <text:p>0,351</text:p>
          </table:table-cell>
          <table:table-cell table:formula="of:=[.C5]*60+[.D5]" office:value-type="float" office:value="0.351">
            <text:p>0,351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356">
            <text:p>0,356</text:p>
          </table:table-cell>
          <table:table-cell table:formula="of:=[.C6]*60+[.D6]" office:value-type="float" office:value="0.356">
            <text:p>0,356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352">
            <text:p>0,352</text:p>
          </table:table-cell>
          <table:table-cell table:formula="of:=[.C7]*60+[.D7]" office:value-type="float" office:value="0.352">
            <text:p>0,352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342">
            <text:p>0,342</text:p>
          </table:table-cell>
          <table:table-cell table:formula="of:=[.C8]*60+[.D8]" office:value-type="float" office:value="0.342">
            <text:p>0,342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352">
            <text:p>0,352</text:p>
          </table:table-cell>
          <table:table-cell table:formula="of:=[.C9]*60+[.D9]" office:value-type="float" office:value="0.352">
            <text:p>0,352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335">
            <text:p>0,335</text:p>
          </table:table-cell>
          <table:table-cell table:formula="of:=[.C10]*60+[.D10]" office:value-type="float" office:value="0.335">
            <text:p>0,335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.351">
            <text:p>0,351</text:p>
          </table:table-cell>
          <table:table-cell table:formula="of:=[.C11]*60+[.D11]" office:value-type="float" office:value="0.351">
            <text:p>0,351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335">
            <text:p>0,335</text:p>
          </table:table-cell>
          <table:table-cell table:formula="of:=[.C12]*60+[.D12]" office:value-type="float" office:value="0.335">
            <text:p>0,335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359">
            <text:p>0,359</text:p>
          </table:table-cell>
          <table:table-cell table:formula="of:=[.C13]*60+[.D13]" office:value-type="float" office:value="0.359">
            <text:p>0,359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351">
            <text:p>0,351</text:p>
          </table:table-cell>
          <table:table-cell table:formula="of:=[.C14]*60+[.D14]" office:value-type="float" office:value="0.351">
            <text:p>0,351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style-name="ce6" table:formula="of:=AVERAGE([.E5:.E8])" office:value-type="float" office:value="0.35025">
            <text:p>0,350</text:p>
          </table:table-cell>
          <table:table-cell table:style-name="ce8" office:value-type="string">
            <text:p>Média</text:p>
          </table:table-cell>
        </table:table-row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 office:value-type="string">
            <text:p>user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sec</text:p>
          </table:table-cell>
          <table:table-cell table:style-name="ce2" office:value-type="string">
            <text:p>tot(seg)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04">
            <text:p>0,004</text:p>
          </table:table-cell>
          <table:table-cell table:formula="of:=[.C18]*60+[.D18]" office:value-type="float" office:value="0.004">
            <text:p>0,004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[.C19]*60+[.D19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formula="of:=[.C20]*60+[.D20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formula="of:=[.C21]*60+[.D21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formula="of:=[.C22]*60+[.D22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formula="of:=[.C23]*60+[.D23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formula="of:=[.C24]*60+[.D24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004">
            <text:p>0,004</text:p>
          </table:table-cell>
          <table:table-cell table:formula="of:=[.C25]*60+[.D25]" office:value-type="float" office:value="0.004">
            <text:p>0,004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formula="of:=[.C26]*60+[.D26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004">
            <text:p>0,004</text:p>
          </table:table-cell>
          <table:table-cell table:formula="of:=[.C27]*60+[.D27]" office:value-type="float" office:value="0.004">
            <text:p>0,004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style-name="ce11" table:formula="of:=AVERAGE([.E18:.E21])" office:value-type="float" office:value="0.001">
            <text:p>0,00100</text:p>
          </table:table-cell>
          <table:table-cell table:style-name="ce8" office:value-type="string">
            <text:p>Média</text:p>
          </table:table-cell>
        </table:table-row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 office:value-type="string">
            <text:p>sys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sec</text:p>
          </table:table-cell>
          <table:table-cell table:style-name="ce2" office:value-type="string">
            <text:p>tot(seg)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C31]*60+[.D31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004">
            <text:p>0,004</text:p>
          </table:table-cell>
          <table:table-cell table:formula="of:=[.C32]*60+[.D32]" office:value-type="float" office:value="0.004">
            <text:p>0,004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004">
            <text:p>0,004</text:p>
          </table:table-cell>
          <table:table-cell table:formula="of:=[.C33]*60+[.D33]" office:value-type="float" office:value="0.004">
            <text:p>0,004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004">
            <text:p>0,004</text:p>
          </table:table-cell>
          <table:table-cell table:formula="of:=[.C34]*60+[.D34]" office:value-type="float" office:value="0.004">
            <text:p>0,004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004">
            <text:p>0,004</text:p>
          </table:table-cell>
          <table:table-cell table:formula="of:=[.C35]*60+[.D35]" office:value-type="float" office:value="0.004">
            <text:p>0,004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004">
            <text:p>0,004</text:p>
          </table:table-cell>
          <table:table-cell table:formula="of:=[.C36]*60+[.D36]" office:value-type="float" office:value="0.004">
            <text:p>0,004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.004">
            <text:p>0,004</text:p>
          </table:table-cell>
          <table:table-cell table:formula="of:=[.C37]*60+[.D37]" office:value-type="float" office:value="0.004">
            <text:p>0,004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formula="of:=[.C38]*60+[.D38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004">
            <text:p>0,004</text:p>
          </table:table-cell>
          <table:table-cell table:formula="of:=[.C39]*60+[.D39]" office:value-type="float" office:value="0.004">
            <text:p>0,004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formula="of:=[.C40]*60+[.D40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style-name="ce11" table:formula="of:=AVERAGE([.E31:.E34])" office:value-type="float" office:value="0.003">
            <text:p>0,00300</text:p>
          </table:table-cell>
          <table:table-cell table:style-name="ce8" office:value-type="string">
            <text:p>Média</text:p>
          </table:table-cell>
        </table:table-row>
      </table:table>
      <table:table table:name="Comparação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default-cell-style-name="ce12"/>
        <table:table-column table:style-name="co1" table:default-cell-style-name="ce13"/>
        <table:table-column table:style-name="co1" table:default-cell-style-name="Default"/>
        <table:table-row table:style-name="ro1" table:number-rows-repeated="3"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/>
          <table:table-cell table:style-name="ce2" office:value-type="string">
            <text:p>real</text:p>
          </table:table-cell>
          <table:table-cell table:style-name="ce2" office:value-type="string">
            <text:p>user</text:p>
          </table:table-cell>
          <table:table-cell table:style-name="ce2" office:value-type="string">
            <text:p>sys</text:p>
          </table:table-cell>
        </table:table-row>
        <table:table-row table:style-name="ro1">
          <table:table-cell/>
          <table:table-cell office:value-type="string">
            <text:p>mycp1</text:p>
          </table:table-cell>
          <table:table-cell table:formula="of:=[$mycp1.$E$15]" office:value-type="float" office:value="0.2125">
            <text:p>0,213</text:p>
          </table:table-cell>
          <table:table-cell table:formula="of:=[$mycp1.$E$28]" office:value-type="float" office:value="0">
            <text:p>0</text:p>
          </table:table-cell>
          <table:table-cell table:style-name="ce13" table:formula="of:=[$mycp1.$E$41]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mycp2</text:p>
          </table:table-cell>
          <table:table-cell table:formula="of:=[$mycp2.$E$15]" office:value-type="float" office:value="0.17075">
            <text:p>0,171</text:p>
          </table:table-cell>
          <table:table-cell table:formula="of:=[$mycp2.$E$28]" office:value-type="float" office:value="0">
            <text:p>0</text:p>
          </table:table-cell>
          <table:table-cell table:style-name="ce13" table:formula="of:=[$mycp2.$E$41]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mycp3</text:p>
          </table:table-cell>
          <table:table-cell table:formula="of:=[$mycp3.$E$15]" office:value-type="float" office:value="0.1855">
            <text:p>0,186</text:p>
          </table:table-cell>
          <table:table-cell table:formula="of:=[$mycp3.$E$28]" office:value-type="float" office:value="0">
            <text:p>0</text:p>
          </table:table-cell>
          <table:table-cell table:style-name="ce13" table:formula="of:=[$mycp3.$E$41]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mycp4</text:p>
          </table:table-cell>
          <table:table-cell table:formula="of:=[$mycp4.$E$15]" office:value-type="float" office:value="0.16225">
            <text:p>0,162</text:p>
          </table:table-cell>
          <table:table-cell table:formula="of:=[$mycp4.$E$28]" office:value-type="float" office:value="0.811">
            <text:p>0,811</text:p>
          </table:table-cell>
          <table:table-cell table:style-name="ce15" table:formula="of:=[$mycp4.$E$41]" office:value-type="float" office:value="2.207">
            <text:p>2,21</text:p>
          </table:table-cell>
        </table:table-row>
        <table:table-row table:style-name="ro1">
          <table:table-cell/>
          <table:table-cell office:value-type="string">
            <text:p>cp</text:p>
          </table:table-cell>
          <table:table-cell table:formula="of:=[$cp.$E$15]" office:value-type="float" office:value="0.35025">
            <text:p>0,350</text:p>
          </table:table-cell>
          <table:table-cell table:style-name="ce14" table:formula="of:=[$cp.$E$28]" office:value-type="float" office:value="0.001">
            <text:p>0,00100</text:p>
          </table:table-cell>
          <table:table-cell table:style-name="ce14" table:formula="of:=[$cp.$E$41]" office:value-type="float" office:value="0.003">
            <text:p>0,003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Bitstream Vera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1" number:min-integer-digits="1"/>
    </number:number-style>
    <number:number-style style:name="N107">
      <number:number number:decimal-places="4" number:min-integer-digits="1"/>
    </number:number-style>
    <number:number-style style:name="N108">
      <number:number number:decimal-places="3" number:min-integer-digits="1"/>
    </number:number-style>
    <number:number-style style:name="N109">
      <number:number number:decimal-places="5" number:min-integer-digits="1"/>
    </number:number-style>
    <style:style style:name="Default" style:family="table-cell">
      <style:text-properties style:font-name-asian="AR PL UMing H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9">29/04/2011</text:date>, <text:time>02:02:1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ernando Jurema</meta:initial-creator>
    <meta:creation-date>2011-04-28T23:44:02</meta:creation-date>
    <dc:date>2011-04-29T02:02:18</dc:date>
    <dc:creator>Fernando Jurema</dc:creator>
    <meta:editing-duration>PT2H9M44S</meta:editing-duration>
    <meta:editing-cycles>10</meta:editing-cycles>
    <meta:generator>BrOffice/3.3$Linux LibreOffice_project/330m19$Build-202</meta:generator>
    <meta:document-statistic meta:table-count="6" meta:cell-count="719" meta:object-count="0"/>
  </office:meta>
</office:document-meta>
</file>